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sanctionrendezvousep58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63_20941769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75_20941769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83_20941769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92_20941769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38:05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émis la décision suivante :</text:p>
      <text:p text:style-name="P10"><text:tab/>Sanction du aux rendez-vous donnée par l'EP =&gt; <text:user-field-get text:name="decisionsanctionrendezvousep58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38:05</dc:date>
    <meta:print-date>2011-03-28T11:59:00</meta:print-date>
    <meta:editing-cycles>41</meta:editing-cycles>
    <meta:editing-duration>PT5H25M21S</meta:editing-duration>
    <meta:generator>LibreOffice/3.3$Unix LibreOffice_project/330m19$Build-202</meta:generator>
    <meta:document-statistic meta:table-count="1" meta:image-count="0" meta:object-count="0" meta:page-count="1" meta:paragraph-count="20" meta:word-count="97" meta:character-count="600"/>
    <meta:user-defined meta:name="Info 1"/>
    <meta:user-defined meta:name="Info 2"/>
    <meta:user-defined meta:name="Info 3"/>
    <meta:user-defined meta:name="Info 4"/>
  </office:meta>
</office:document-meta>
</file>